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5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5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5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frame draw:style-name="gr6" draw:layer="layout" svg:width="0.925cm" svg:height="0.962cm" svg:x="2.21cm" svg:y="1.354cm">
          <draw:text-box>
            <text:p>A</text:p>
          </draw:text-box>
        </draw:frame>
        <draw:frame draw:style-name="gr6" draw:layer="layout" svg:width="0.925cm" svg:height="0.962cm" svg:x="7.31cm" svg:y="1.355cm">
          <draw:text-box>
            <text:p>B</text:p>
          </draw:text-box>
        </draw:frame>
        <draw:frame draw:style-name="gr6" draw:layer="layout" svg:width="0.959cm" svg:height="0.962cm" svg:x="12.721cm" svg:y="1.37cm">
          <draw:text-box>
            <text:p>C</text:p>
          </draw:text-box>
        </draw:frame>
        <draw:frame draw:style-name="gr6" draw:layer="layout" svg:width="0.959cm" svg:height="0.962cm" svg:x="10.063cm" svg:y="4.542cm">
          <draw:text-box>
            <text:p>D</text:p>
          </draw:text-box>
        </draw:frame>
        <draw:custom-shape draw:style-name="gr7" draw:text-style-name="P1" draw:layer="layout" svg:width="1.422cm" svg:height="1.422cm" svg:x="17.54cm" svg:y="2.22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7.91cm" svg:y="1.255cm">
          <draw:text-box>
            <text:p>A</text:p>
          </draw:text-box>
        </draw:frame>
        <draw:custom-shape draw:style-name="gr8" draw:text-style-name="P1" draw:layer="layout" svg:width="1.422cm" svg:height="1.422cm" svg:x="18.94cm" svg:y="2.229cm">
          <text:p text:style-name="P1">2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9.31cm" svg:y="1.256cm">
          <draw:text-box>
            <text:p>B</text:p>
          </draw:text-box>
        </draw:frame>
        <draw:custom-shape draw:style-name="gr8" draw:text-style-name="P1" draw:layer="layout" svg:width="1.422cm" svg:height="1.422cm" svg:x="20.34cm" svg:y="2.23cm">
          <text:p text:style-name="P1">21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0.71cm" svg:y="1.257cm">
          <draw:text-box>
            <text:p>C</text:p>
          </draw:text-box>
        </draw:frame>
        <draw:custom-shape draw:style-name="gr8" draw:text-style-name="P1" draw:layer="layout" svg:width="1.422cm" svg:height="1.422cm" svg:x="21.74cm" svg:y="2.231cm">
          <text:p text:style-name="P1">202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2.11cm" svg:y="1.258cm">
          <draw:text-box>
            <text:p>D</text:p>
          </draw:text-box>
        </draw:frame>
        <draw:frame draw:style-name="gr6" draw:layer="layout" svg:width="0.925cm" svg:height="0.962cm" svg:x="16.711cm" svg:y="2.455cm">
          <draw:text-box>
            <text:p>A</text:p>
          </draw:text-box>
        </draw:frame>
        <draw:custom-shape draw:style-name="gr8" draw:text-style-name="P1" draw:layer="layout" svg:width="1.422cm" svg:height="1.422cm" svg:x="17.541cm" svg:y="3.629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1cm" svg:y="3.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1cm" svg:y="3.6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1cm" svg:y="3.6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6.712cm" svg:y="3.856cm">
          <draw:text-box>
            <text:p>B</text:p>
          </draw:text-box>
        </draw:frame>
        <draw:custom-shape draw:style-name="gr8" draw:text-style-name="P1" draw:layer="layout" svg:width="1.422cm" svg:height="1.422cm" svg:x="17.542cm" svg:y="5.03cm">
          <text:p text:style-name="P1">21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2cm" svg:y="5.0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2cm" svg:y="5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2cm" svg:y="5.033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3cm" svg:y="5.257cm">
          <draw:text-box>
            <text:p>C</text:p>
          </draw:text-box>
        </draw:frame>
        <draw:custom-shape draw:style-name="gr8" draw:text-style-name="P1" draw:layer="layout" svg:width="1.422cm" svg:height="1.422cm" svg:x="17.543cm" svg:y="6.431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3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3cm" svg:y="6.433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3cm" svg:y="6.43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4cm" svg:y="6.65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43:52.310981562</dc:date>
    <dc:creator>elucterio </dc:creator>
    <meta:editing-duration>PT20M31S</meta:editing-duration>
    <meta:editing-cycles>10</meta:editing-cycles>
    <meta:generator>LibreOffice/4.2.8.2$Linux_X86_64 LibreOffice_project/420m0$Build-2</meta:generator>
    <meta:document-statistic meta:object-count="36"/>
  </office:meta>
</office:document-meta>
</file>